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e7f31" officeooo:paragraph-rsid="001e7f3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ome good resources to get data</text:p>
      <text:p text:style-name="Standard"/>
      <text:p text:style-name="P1"># Symbol list for nasdaq</text:p>
      <text:p text:style-name="Standard"><text:a xlink:type="simple" xlink:href="http://www.nasdaqtrader.com/dynamic/SymDir/nasdaqlisted.txt" text:style-name="Internet_20_link" text:visited-style-name="Visited_20_Internet_20_Link">http://www.nasdaqtrader.com/dynamic/SymDir/nasdaqlisted.txt</text:a></text:p>
      <text:p text:style-name="P1">or </text:p>
      <text:p text:style-name="Standard"><text:a xlink:type="simple" xlink:href="https://old.nasdaq.com/screening/companies-by-name.aspx?letter=0&amp;exchange=AMEX&amp;render=download" text:style-name="Internet_20_link" text:visited-style-name="Visited_20_Internet_20_Link">https://old.nasdaq.com/screening/companies-by-name.aspx?letter=0&amp;exchange=AMEX&amp;render=download</text:a> 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1T17:59:48.760888796</meta:creation-date>
    <dc:date>2020-04-11T18:32:31.300970845</dc:date>
    <meta:editing-duration>PT22M32S</meta:editing-duration>
    <meta:editing-cycles>1</meta:editing-cycles>
    <meta:document-statistic meta:table-count="0" meta:image-count="0" meta:object-count="0" meta:page-count="1" meta:paragraph-count="5" meta:word-count="14" meta:character-count="212" meta:non-whitespace-character-count="201"/>
    <meta:generator>LibreOffice/6.0.7.3$Linux_X86_64 LibreOffice_project/00m0$Build-3</meta:generator>
  </office:meta>
</office:document-meta>
</file>